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5690000" calcext:value-type="float">
            <text:p>5690000</text:p>
          </table:table-cell>
          <table:table-cell office:value-type="float" office:value="6384000" calcext:value-type="float">
            <text:p>6384000</text:p>
          </table:table-cell>
          <table:table-cell office:value-type="float" office:value="6844000" calcext:value-type="float">
            <text:p>6844000</text:p>
          </table:table-cell>
          <table:table-cell office:value-type="float" office:value="6745000" calcext:value-type="float">
            <text:p>6745000</text:p>
          </table:table-cell>
          <table:table-cell office:value-type="float" office:value="4538000" calcext:value-type="float">
            <text:p>45380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5587000" calcext:value-type="float">
            <text:p>-5587000</text:p>
          </table:table-cell>
          <table:table-cell office:value-type="float" office:value="-6156000" calcext:value-type="float">
            <text:p>-6156000</text:p>
          </table:table-cell>
          <table:table-cell office:value-type="float" office:value="-7087000" calcext:value-type="float">
            <text:p>-7087000</text:p>
          </table:table-cell>
          <table:table-cell office:value-type="float" office:value="-7255000" calcext:value-type="float">
            <text:p>-7255000</text:p>
          </table:table-cell>
          <table:table-cell office:value-type="float" office:value="-4923000" calcext:value-type="float">
            <text:p>-49230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03000" calcext:value-type="float">
            <text:p>103000</text:p>
          </table:table-cell>
          <table:table-cell office:value-type="float" office:value="228000" calcext:value-type="float">
            <text:p>228000</text:p>
          </table:table-cell>
          <table:table-cell office:value-type="float" office:value="-243000" calcext:value-type="float">
            <text:p>-243000</text:p>
          </table:table-cell>
          <table:table-cell office:value-type="float" office:value="-510000" calcext:value-type="float">
            <text:p>-510000</text:p>
          </table:table-cell>
          <table:table-cell office:value-type="float" office:value="-385000" calcext:value-type="float">
            <text:p>-385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44000" calcext:value-type="float">
            <text:p>144000</text:p>
          </table:table-cell>
          <table:table-cell office:value-type="float" office:value="96000" calcext:value-type="float">
            <text:p>96000</text:p>
          </table:table-cell>
          <table:table-cell office:value-type="float" office:value="-434000" calcext:value-type="float">
            <text:p>-434000</text:p>
          </table:table-cell>
          <table:table-cell office:value-type="float" office:value="-997000" calcext:value-type="float">
            <text:p>-997000</text:p>
          </table:table-cell>
          <table:table-cell office:value-type="float" office:value="-533000" calcext:value-type="float">
            <text:p>-5330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35" calcext:value-type="float">
            <text:p>0,35</text:p>
          </table:table-cell>
          <table:table-cell office:value-type="float" office:value="0.23" calcext:value-type="float">
            <text:p>0,23</text:p>
          </table:table-cell>
          <table:table-cell office:value-type="float" office:value="-1.04" calcext:value-type="float">
            <text:p>-1,04</text:p>
          </table:table-cell>
          <table:table-cell office:value-type="float" office:value="-4.21" calcext:value-type="float">
            <text:p>-4,21</text:p>
          </table:table-cell>
          <table:table-cell office:value-type="float" office:value="-0.37" calcext:value-type="float">
            <text:p>-0,37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3" office:value-type="float" office:value="416374448" calcext:value-type="float">
            <text:p>416374448</text:p>
          </table:table-cell>
          <table:table-cell office:value-type="float" office:value="236901274" calcext:value-type="float">
            <text:p>236901274</text:p>
          </table:table-cell>
          <table:table-cell office:value-type="float" office:value="1457038776" calcext:value-type="float">
            <text:p>1457038776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698000" calcext:value-type="float">
            <text:p>3698000</text:p>
          </table:table-cell>
          <table:table-cell office:value-type="float" office:value="3904000" calcext:value-type="float">
            <text:p>3904000</text:p>
          </table:table-cell>
          <table:table-cell office:value-type="float" office:value="3944000" calcext:value-type="float">
            <text:p>3944000</text:p>
          </table:table-cell>
          <table:table-cell office:value-type="float" office:value="4658000" calcext:value-type="float">
            <text:p>46580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2173000" calcext:value-type="float">
            <text:p>2173000</text:p>
          </table:table-cell>
          <table:table-cell office:value-type="float" office:value="2177000" calcext:value-type="float">
            <text:p>2177000</text:p>
          </table:table-cell>
          <table:table-cell office:value-type="float" office:value="2507000" calcext:value-type="float">
            <text:p>2507000</text:p>
          </table:table-cell>
          <table:table-cell office:value-type="float" office:value="2679000" calcext:value-type="float">
            <text:p>2679000</text:p>
          </table:table-cell>
          <table:table-cell office:value-type="float" office:value="3687000" calcext:value-type="float">
            <text:p>36870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5990000" calcext:value-type="float">
            <text:p>5990000</text:p>
          </table:table-cell>
          <table:table-cell office:value-type="float" office:value="5874000" calcext:value-type="float">
            <text:p>5874000</text:p>
          </table:table-cell>
          <table:table-cell office:value-type="float" office:value="6411000" calcext:value-type="float">
            <text:p>6411000</text:p>
          </table:table-cell>
          <table:table-cell office:value-type="float" office:value="8823000" calcext:value-type="float">
            <text:p>8823000</text:p>
          </table:table-cell>
          <table:table-cell office:value-type="float" office:value="9671000" calcext:value-type="float">
            <text:p>96710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2416000" calcext:value-type="float">
            <text:p>2416000</text:p>
          </table:table-cell>
          <table:table-cell office:value-type="float" office:value="2329000" calcext:value-type="float">
            <text:p>2329000</text:p>
          </table:table-cell>
          <table:table-cell office:value-type="float" office:value="2132000" calcext:value-type="float">
            <text:p>2132000</text:p>
          </table:table-cell>
          <table:table-cell office:value-type="float" office:value="1887000" calcext:value-type="float">
            <text:p>1887000</text:p>
          </table:table-cell>
          <table:table-cell office:value-type="float" office:value="2926000" calcext:value-type="float">
            <text:p>29260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3574000" calcext:value-type="float">
            <text:p>3574000</text:p>
          </table:table-cell>
          <table:table-cell office:value-type="float" office:value="3545000" calcext:value-type="float">
            <text:p>3545000</text:p>
          </table:table-cell>
          <table:table-cell office:value-type="float" office:value="4279000" calcext:value-type="float">
            <text:p>4279000</text:p>
          </table:table-cell>
          <table:table-cell office:value-type="float" office:value="6936000" calcext:value-type="float">
            <text:p>6936000</text:p>
          </table:table-cell>
          <table:table-cell office:value-type="float" office:value="6745000" calcext:value-type="float">
            <text:p>67450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5990000" calcext:value-type="float">
            <text:p>5990000</text:p>
          </table:table-cell>
          <table:table-cell office:value-type="float" office:value="5874000" calcext:value-type="float">
            <text:p>5874000</text:p>
          </table:table-cell>
          <table:table-cell office:value-type="float" office:value="6411000" calcext:value-type="float">
            <text:p>6411000</text:p>
          </table:table-cell>
          <table:table-cell office:value-type="float" office:value="8823000" calcext:value-type="float">
            <text:p>8823000</text:p>
          </table:table-cell>
          <table:table-cell office:value-type="float" office:value="9671000" calcext:value-type="float">
            <text:p>9671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17:36.9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9S</meta:editing-duration>
    <meta:editing-cycles>3</meta:editing-cycles>
    <meta:generator>LibreOffice/5.4.2.2$Windows_X86_64 LibreOffice_project/22b09f6418e8c2d508a9eaf86b2399209b0990f4</meta:generator>
    <dc:date>2017-11-22T12:17:44.181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